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ee27" officeooo:paragraph-rsid="0002ee27"/>
    </style:style>
    <style:style style:name="P2" style:family="paragraph" style:parent-style-name="Standard">
      <style:text-properties officeooo:rsid="000312f1" officeooo:paragraph-rsid="000312f1"/>
    </style:style>
    <style:style style:name="P3" style:family="paragraph" style:parent-style-name="Standard">
      <style:text-properties officeooo:rsid="00048899" officeooo:paragraph-rsid="00048899"/>
    </style:style>
    <style:style style:name="P4" style:family="paragraph" style:parent-style-name="Standard">
      <style:text-properties officeooo:rsid="00068fbd" officeooo:paragraph-rsid="00068fbd"/>
    </style:style>
    <style:style style:name="T1" style:family="text">
      <style:text-properties officeooo:rsid="000312f1"/>
    </style:style>
    <style:style style:name="T2" style:family="text">
      <style:text-properties officeooo:rsid="0005d499"/>
    </style:style>
    <style:style style:name="T3" style:family="text">
      <style:text-properties officeooo:rsid="00068f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 N2 and cooling at 7h, <text:span text:style-name="T1">N2 full </text:span></text:p>
      <text:p text:style-name="P1">Lamp on at 9h</text:p>
      <text:p text:style-name="P1">start mesasure at 10h</text:p>
      <text:p text:style-name="P1">stop at <text:span text:style-name="T3">11h08</text:span></text:p>
      <text:p text:style-name="P1">warm up </text:p>
      <text:p text:style-name="P1">start cooling at<text:span text:style-name="T3">13h08</text:span></text:p>
      <text:p text:style-name="P1">start lamp at <text:span text:style-name="T3">17h08</text:span></text:p>
      <text:p text:style-name="P1">start measure at <text:span text:style-name="T3">16h08</text:span></text:p>
      <text:p text:style-name="P1">stop</text:p>
      <text:p text:style-name="P1"/>
      <text:p text:style-name="P2">attention :</text:p>
      <text:p text:style-name="P2">wait 5 minutes before recodr data with meg and VUV3 beacause of the current</text:p>
      <text:p text:style-name="P2"/>
      <text:p text:style-name="P2">-a 4000</text:p>
      <text:p text:style-name="P2"/>
      <text:p text:style-name="P2">number 3 ,touch bs, temp 81.3/18.2 <text:span text:style-name="T2">18 </text:span></text:p>
      <text:p text:style-name="P3">10mv/div fro PMT at 3.2V for lamp</text:p>
      <text:p text:style-name="P3"/>
      <text:p text:style-name="P4">cut PMT at -0.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09:19:13.234895493</meta:creation-date>
    <dc:date>2015-08-27T11:06:12.235408563</dc:date>
    <meta:editing-duration>PT15S</meta:editing-duration>
    <meta:editing-cycles>1</meta:editing-cycles>
    <meta:document-statistic meta:table-count="0" meta:image-count="0" meta:object-count="0" meta:page-count="1" meta:paragraph-count="15" meta:word-count="69" meta:character-count="338" meta:non-whitespace-character-count="281"/>
    <meta:generator>LibreOffice/4.2.8.2$Linux_X86_64 LibreOffice_project/420m0$Build-2</meta:generator>
  </office:meta>
</office:document-meta>
</file>